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7.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6.717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6.4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EditarPlebiscito - ESCTíp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 table:number-columns-repeated="2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la ventana de edición con los campos vaci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la ventana de edición con los campos vacios</text:p>
          </table:table-cell>
          <table:table-cell/>
        </table:table-row>
        <table:table-row table:style-name="ro2">
          <table:table-cell office:value-type="string">
            <text:p>Nuevo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Cancelar</text:p>
          </table:table-cell>
          <table:table-cell office:value-type="string">
            <text:p>No implentado aún</text:p>
          </table:table-cell>
          <table:table-cell office:value-type="string">
            <text:p>Pues aun no se ha desarrollado el CUS centr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P-02</text:p>
          </table:table-cell>
          <table:table-cell table:number-columns-repeated="2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selecciona un plebiscito y se ve la ventana de edición con sus dat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selecciona un plebiscito y se ve la ventana de edición con sus datos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 office:value-type="string">
            <text:p>Plebiscito "No TLC"</text:p>
          </table:table-cell>
          <table:table-cell/>
        </table:table-row>
        <table:table-row table:style-name="ro2">
          <table:table-cell office:value-type="string">
            <text:p>Edita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Cancelar</text:p>
          </table:table-cell>
          <table:table-cell office:value-type="string">
            <text:p>No implentado aún</text:p>
          </table:table-cell>
          <table:table-cell office:value-type="string">
            <text:p>Pues aun no se ha desarrollado el CUS centr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P-03</text:p>
          </table:table-cell>
          <table:table-cell table:number-columns-repeated="2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table:style-name="ce1" office:value-type="string">
            <text:p>Ver en la ventana de edición datos de plebiscito seleccionado para editar, vacio si es nuevo plebiscito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Ver en la ventana de edición datos de plebiscito seleccionado para editar, vacio si es nuevo plebiscito</text:p>
          </table:table-cell>
          <table:table-cell/>
        </table:table-row>
        <table:table-row table:style-name="ro2">
          <table:table-cell office:value-type="string">
            <text:p>Nuevo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 office:value-type="string">
            <text:p>Plebiscito "No TLC"</text:p>
          </table:table-cell>
          <table:table-cell/>
        </table:table-row>
        <table:table-row table:style-name="ro2">
          <table:table-cell office:value-type="string">
            <text:p>Edita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Cancelar</text:p>
          </table:table-cell>
          <table:table-cell office:value-type="string">
            <text:p>No implentado aún</text:p>
          </table:table-cell>
          <table:table-cell office:value-type="string">
            <text:p>Pues aun no se ha desarrollado el CUS centr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P-04</text:p>
          </table:table-cell>
          <table:table-cell table:number-columns-repeated="2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Ver en la ventana de edición los datos del plebiscito seleccionado.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Ver en la ventana de edición los datos del plebiscito seleccionado.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Edita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Edita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Cancelar</text:p>
          </table:table-cell>
          <table:table-cell office:value-type="string">
            <text:p>No implentado aún</text:p>
          </table:table-cell>
          <table:table-cell office:value-type="string">
            <text:p>Pues aun no se ha desarrollado el CUS centr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P-05</text:p>
          </table:table-cell>
          <table:table-cell table:number-columns-repeated="2"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  <table:table-cell/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Ver en la ventana de edición datos vacios y luego datos del plebiscito seleccionado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Ver en la ventana de edición datos vacios y luego datos del plebiscito seleccionado</text:p>
          </table:table-cell>
          <table:table-cell/>
        </table:table-row>
        <table:table-row table:style-name="ro2">
          <table:table-cell office:value-type="string">
            <text:p>Sel Plebiscito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Edita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Nuevo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  <table:table-cell/>
        </table:table-row>
        <table:table-row table:style-name="ro2">
          <table:table-cell office:value-type="string">
            <text:p>Cancelar</text:p>
          </table:table-cell>
          <table:table-cell office:value-type="string">
            <text:p>No implentado aún</text:p>
          </table:table-cell>
          <table:table-cell office:value-type="string">
            <text:p>Pues aun no se ha desarrollado el CUS central</text:p>
          </table:table-cell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ditarPlebiscito - ESCAlternativo01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Registrar un plebiscit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Registrar un plebiscito</text:p>
          </table:table-cell>
        </table:table-row>
        <table:table-row table:style-name="ro2">
          <table:table-cell office:value-type="string">
            <text:p>Llenar Campos</text:p>
          </table:table-cell>
          <table:table-cell office:value-type="string">
            <text:p>Se llenan los campos según indicad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Registrar un plebiscit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Registrar un plebiscito</text:p>
          </table:table-cell>
        </table:table-row>
        <table:table-row table:style-name="ro2">
          <table:table-cell office:value-type="string">
            <text:p>Llenar Campos</text:p>
          </table:table-cell>
          <table:table-cell office:value-type="string">
            <text:p>Se llenan los campos según indicad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Registrar un plebiscito, queda guardado con último nombre ingresad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Registrar un plebiscito, queda guardado con último nombre ingresado</text:p>
          </table:table-cell>
        </table:table-row>
        <table:table-row table:style-name="ro2">
          <table:table-cell office:value-type="string">
            <text:p>Llenar Campos</text:p>
          </table:table-cell>
          <table:table-cell office:value-type="string">
            <text:p>Se llenan los campos según indicad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 Propuesta</text:p>
          </table:table-cell>
          <table:table-cell office:value-type="string">
            <text:p>Se cambia el nombre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Registrar un plebiscito, queda guardado con los últimos datos ingres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Registrar un plebiscito, queda guardado con los últimos datos ingresados</text:p>
          </table:table-cell>
        </table:table-row>
        <table:table-row table:style-name="ro2">
          <table:table-cell office:value-type="string">
            <text:p>Llenar Campos</text:p>
          </table:table-cell>
          <table:table-cell office:value-type="string">
            <text:p>Se llenan los campos según indicad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 Propuesta</text:p>
          </table:table-cell>
          <table:table-cell office:value-type="string">
            <text:p>Se cambia el nombre</text:p>
          </table:table-cell>
        </table:table-row>
        <table:table-row table:style-name="ro2">
          <table:table-cell office:value-type="string">
            <text:p>Cambiar Descripción Propuesta</text:p>
          </table:table-cell>
          <table:table-cell office:value-type="string">
            <text:p>Se cambia la descripci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Registrar un plebiscito, queda guardado con los últimos valores de las fechas ingres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Registrar un plebiscito, queda guardado con los últimos valores de las fechas ingresados</text:p>
          </table:table-cell>
        </table:table-row>
        <table:table-row table:style-name="ro2">
          <table:table-cell office:value-type="string">
            <text:p>Llenar Campos</text:p>
          </table:table-cell>
          <table:table-cell office:value-type="string">
            <text:p>Se llenan los campos según indicad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Fechas</text:p>
          </table:table-cell>
          <table:table-cell office:value-type="string">
            <text:p>Cambiar campos de las fechas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Registrar un plebiscito, queda guardadado con último nombre y fechas ingresada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Registrar un plebiscito, queda guardadado con último nombre y fechas ingresadas</text:p>
          </table:table-cell>
        </table:table-row>
        <table:table-row table:style-name="ro2">
          <table:table-cell office:value-type="string">
            <text:p>Llenar Campos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 Propuesta</text:p>
          </table:table-cell>
          <table:table-cell office:value-type="string">
            <text:p>Se cambia el nombre</text:p>
          </table:table-cell>
        </table:table-row>
        <table:table-row table:style-name="ro2">
          <table:table-cell office:value-type="string">
            <text:p>Cambiar Descripción Propuesta</text:p>
          </table:table-cell>
          <table:table-cell office:value-type="string">
            <text:p>Se cambia la descripción</text:p>
          </table:table-cell>
        </table:table-row>
        <table:table-row table:style-name="ro2">
          <table:table-cell office:value-type="string">
            <text:p>Llenar Campos Fechas</text:p>
          </table:table-cell>
          <table:table-cell office:value-type="string">
            <text:p>Cambiar campos de las fechas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</table:table>
      <table:table table:name="EditarPlebiscito - ESCAlternativo02" table:style-name="ta1" table:print="false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guardado en la base de datos sin cambi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guardado en la base de datos sin cambi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modificado con nuevo nombre y descripción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modificado con nuevo nombre y descripción.</text:p>
          </table:table-cell>
        </table:table-row>
        <table:table-row table:style-name="ro2">
          <table:table-cell office:value-type="string">
            <text:p>Cambiar Nombre y Descripción</text:p>
          </table:table-cell>
          <table:table-cell office:value-type="string">
            <text:p>Se cambian nombre y descripció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modificado con nuevo nombre y descripción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modificado con nuevo nombre y descripción.</text:p>
          </table:table-cell>
        </table:table-row>
        <table:table-row table:style-name="ro2">
          <table:table-cell office:value-type="string">
            <text:p>Cambiar Nombre y Descripción</text:p>
          </table:table-cell>
          <table:table-cell office:value-type="string">
            <text:p>Se cambian nombre y descripció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guardado en la base de datos con nombre cambiad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guardado en la base de datos con nombre cambiad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guardado en la base de datos con todos los datos cambi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guardado en la base de datos con todos los datos cambiados</text:p>
          </table:table-cell>
        </table:table-row>
        <table:table-row table:style-name="ro2">
          <table:table-cell office:value-type="string">
            <text:p>Cambiar todos los campos</text:p>
          </table:table-cell>
          <table:table-cell office:value-type="string">
            <text:p>Se cambian todos los campos por otro valor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Nombre</text:p>
          </table:table-cell>
          <table:table-cell office:value-type="string">
            <text:p>Se cambia nombre</text:p>
          </table:table-cell>
        </table:table-row>
        <table:table-row table:style-name="ro2">
          <table:table-cell office:value-type="string">
            <text:p>Cambiar Descripción</text:p>
          </table:table-cell>
          <table:table-cell office:value-type="string">
            <text:p>Se cambia descripci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guardado en la base de datos con todos los datos cambi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guardado en la base de datos con todos los datos cambiados</text:p>
          </table:table-cell>
        </table:table-row>
        <table:table-row table:style-name="ro2">
          <table:table-cell office:value-type="string">
            <text:p>Cambiar todos los campos</text:p>
          </table:table-cell>
          <table:table-cell office:value-type="string">
            <text:p>Se cambian todos los campos por otro valor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fechas</text:p>
          </table:table-cell>
          <table:table-cell office:value-type="string">
            <text:p>se cambian las fechas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3">
          <table:table-cell table:number-columns-repeated="2"/>
        </table:table-row>
        <table:table-row table:style-name="ro1">
          <table:table-cell office:value-type="string">
            <text:p>CP-07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El plebiscito queda guardado en la base de datos con todos los datos cambiado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El plebiscito queda guardado en la base de datos con todos los datos cambiados</text:p>
          </table:table-cell>
        </table:table-row>
        <table:table-row table:style-name="ro2">
          <table:table-cell office:value-type="string">
            <text:p>Cambiar todos los campos</text:p>
          </table:table-cell>
          <table:table-cell office:value-type="string">
            <text:p>Se cambian todos los campos por otro valor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Volve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todos los campos</text:p>
          </table:table-cell>
          <table:table-cell office:value-type="string">
            <text:p>Se cambian todos los campos por otro valor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</table:table>
      <table:table table:name="EditarPlebiscito - ESCExcepcional01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advertencia sobre campo vacio <text:s/>y al corregir se guarda con exit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advertencia sobre campo vacio y al corregir se guarda con exito</text:p>
          </table:table-cell>
        </table:table-row>
        <table:table-row table:style-name="ro2">
          <table:table-cell office:value-type="string">
            <text:p>Llenar campos menos Nombre</text:p>
          </table:table-cell>
          <table:table-cell office:value-type="string">
            <text:p>Se llenan todos los campos menos el de nombre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Nombre</text:p>
          </table:table-cell>
          <table:table-cell office:value-type="string">
            <text:p>Se llena campo del nombre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advertencia sobre campo vacio dos veces y al corregir se guarda con exit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advertencia sobre campo vacio dos veces y al corregir se guarda con exito</text:p>
          </table:table-cell>
        </table:table-row>
        <table:table-row table:style-name="ro2">
          <table:table-cell office:value-type="string">
            <text:p>Llenar campos menos Nombre</text:p>
          </table:table-cell>
          <table:table-cell office:value-type="string">
            <text:p>Se llenan todos los campos menos el de nombre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menos Nombre</text:p>
          </table:table-cell>
          <table:table-cell office:value-type="string">
            <text:p>Se llena campo del nombre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advertencia si se trata de guardar si todos los campos están vacios, al corregir se guarda con éxit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advertencia si se trata de guardar si todos los campos están vacios, al corregir se guarda con éxit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 office:value-type="string">
            <text:p>Se llenan todos los campos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muestra advertencia tras solo llenar dos campos, se corrige y se guarda con éxito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muestra advertencia tras solo llenar dos campos, se corrige y se guarda con éxito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Nombre y Descripción</text:p>
          </table:table-cell>
          <table:table-cell office:value-type="string">
            <text:p>Se llenan el nombre y la descripció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Llenar campos restantes</text:p>
          </table:table-cell>
          <table:table-cell office:value-type="string">
            <text:p>Se llenan los campos restantes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</table:table>
      <table:table table:name="EditarPlebiscito - ESCExcepcional02" table:style-name="ta1"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1">
          <table:table-cell office:value-type="string">
            <text:p>Llenar todos los campos</text:p>
          </table:table-cell>
          <table:table-cell/>
        </table:table-row>
        <table:table-row table:style-name="ro1">
          <table:table-cell office:value-type="string">
            <text:p>Fecha Apertura mayor Fecha Cierre</text:p>
          </table:table-cell>
          <table:table-cell/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office:value-type="string">
            <text:p>Cambiar Fecha Apertura</text:p>
          </table:table-cell>
          <table:table-cell/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 office:value-type="string">
            <text:p>Se llenan todos los campos</text:p>
          </table:table-cell>
        </table:table-row>
        <table:table-row table:style-name="ro2">
          <table:table-cell office:value-type="string">
            <text:p>Fecha Apertura igual Fecha Cierre</text:p>
          </table:table-cell>
          <table:table-cell office:value-type="string">
            <text:p>La fecha de apertura de votacion se hace igual a la de cierre de votacio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Fechas</text:p>
          </table:table-cell>
          <table:table-cell office:value-type="string">
            <text:p>La fecha de apertura de votacion se hace anterior a la de cierre de votacio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office:value-type="string">
            <text:p>Llenar todos los campos</text:p>
          </table:table-cell>
          <table:table-cell office:value-type="string">
            <text:p>Se llenan todos los campos</text:p>
          </table:table-cell>
        </table:table-row>
        <table:table-row table:style-name="ro2">
          <table:table-cell office:value-type="string">
            <text:p>Fecha Apertura mayor Fecha Cierre</text:p>
          </table:table-cell>
          <table:table-cell office:value-type="string">
            <text:p>La fecha de apertura de votacion se hace un dia posterior a la de cierre de votacio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Aumentar Fecha Apertura</text:p>
          </table:table-cell>
          <table:table-cell office:value-type="string">
            <text:p>La fecha de apertura de votacion se hace un dia igual a la de cierre de votacio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Fecha Apertura</text:p>
          </table:table-cell>
          <table:table-cell office:value-type="string">
            <text:p>La fecha de apertura de votacion se hace <text:s/>anterior a la de cierre de votacion.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CP-04</text:p>
          </table:table-cell>
          <table:table-cell/>
        </table:table-row>
        <table:table-row table:style-name="ro2">
          <table:table-cell table:style-name="ce1"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table:style-name="ce1" office:value-type="string">
            <text:p>Resultados obteni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table:style-name="ce1" office:value-type="string">
            <text:p>Resultados esperados</text:p>
          </table:table-cell>
          <table:table-cell office:value-type="string">
            <text:p>Muestra advertencia de que alguna fecha esta incorrecta, se corrige y se guarda con éxito.</text:p>
          </table:table-cell>
        </table:table-row>
        <table:table-row table:style-name="ro2">
          <table:table-cell office:value-type="string">
            <text:p>Llenar todos los campos menos Fechas</text:p>
          </table:table-cell>
          <table:table-cell office:value-type="string">
            <text:p>se llenan todos los campos excepto las fechas</text:p>
          </table:table-cell>
        </table:table-row>
        <table:table-row table:style-name="ro2">
          <table:table-cell office:value-type="string">
            <text:p>Fechas válidas para Votación</text:p>
          </table:table-cell>
          <table:table-cell office:value-type="string">
            <text:p>La fecha de apertura de votacion se hace <text:s/>anterior a la de cierre de votacion.</text:p>
          </table:table-cell>
        </table:table-row>
        <table:table-row table:style-name="ro2">
          <table:table-cell office:value-type="string">
            <text:p>Fechas posteriores</text:p>
          </table:table-cell>
          <table:table-cell office:value-type="string">
            <text:p>resto de fechas se hacen posteriores a las de cierre de votacio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ambiar Fechas</text:p>
          </table:table-cell>
          <table:table-cell office:value-type="string">
            <text:p>resto de fechas se hacen anteriores a las de cierre de votacion</text:p>
          </table:table-cell>
        </table:table-row>
        <table:table-row table:style-name="ro2">
          <table:table-cell office:value-type="string">
            <text:p>Registr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firmar</text:p>
          </table:table-cell>
          <table:table-cell office:value-type="string">
            <text:p>Click sobre botón</text:p>
          </table:table-cell>
        </table:table-row>
        <table:table-row table:style-name="ro2">
          <table:table-cell office:value-type="string">
            <text:p>Continuar</text:p>
          </table:table-cell>
          <table:table-cell office:value-type="string">
            <text:p>Click sobre bot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2:19:54.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23:12</meta:creation-date>
    <meta:editing-duration>PT1H13M46S</meta:editing-duration>
    <meta:editing-cycles>27</meta:editing-cycles>
    <meta:generator>LibreOffice/3.6$Windows_x86 LibreOffice_project/58f22d5-270d05a-e2abed1-ea17a85-9b5702</meta:generator>
    <meta:initial-creator>Ariel Mora</meta:initial-creator>
    <dc:date>2013-06-23T23:27:59.88</dc:date>
    <meta:document-statistic meta:table-count="5" meta:cell-count="512" meta:object-count="0"/>
    <meta:user-defined meta:name="Info 1"/>
    <meta:user-defined meta:name="Info 2"/>
    <meta:user-defined meta:name="Info 3"/>
    <meta:user-defined meta:name="Info 4"/>
  </office:meta>
</office:document-meta>
</file>